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ro7" style:family="table-row">
      <style:table-row-properties style:row-height="1.076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5ce" fo:border="0.06pt solid #b2b2b2" style:vertical-align="bottom"/>
    </style:style>
    <style:style style:name="ce29" style:family="table-cell" style:parent-style-name="Default">
      <style:table-cell-properties fo:background-color="#ffffd7" fo:border="0.06pt solid #b2b2b2" style:vertical-align="botto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  <text:p>  - …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7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Gestion d'équipe – X/3 – Par membre d'équi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édaction cohérente du document de répartition des tâches au sein du grou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8"/>
          <table:table-cell table:style-name="ce25" table:formula="of:=SUM([.G2:.G7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6">
          <table:table-cell table:style-name="ce14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7">
          <table:table-cell office:value-type="string" calcext:value-type="string" table:number-columns-spanned="6" table:number-rows-spanned="1">
            <text:p>Respect de la sémantique HTML (pas de balises &lt;br&gt; inappropriées…)</text:p>
            <text:p><text:span text:style-name="T1">Jusqu’à -1,5 pts s'il y a trop de &lt;br&gt;</text:span></text:p>
          </table:table-cell>
          <table:covered-table-cell table:number-columns-repeated="5"/>
          <table:table-cell/>
          <table:table-cell table:style-name="ce19"/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 / Organisatio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 (attributs "for" et "id")</text:p>
          </table:table-cell>
          <table:covered-table-cell table:number-columns-repeated="5" table:style-name="ce6"/>
          <table:table-cell table:number-columns-repeated="1018"/>
        </table:table-row>
        <table:table-row table:style-name="ro8">
          <table:table-cell office:value-type="string" calcext:value-type="string" table:number-columns-spanned="6" table:number-rows-spanned="1">
            <text:p>Bonnes pratiques au niveau CSS – Utilisation de l’unité rem pour les font-size.</text:p>
            <text:p><text:span text:style-name="T1">Jusqu’à -1,5 pts s'il y a des "font-size" en px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office:value-type="string" calcext:value-type="string" table:number-columns-spanned="6" table:number-rows-spanned="1">
            <text:p>Les images possèdent l'attribut "alt" avec une valeur, si c'est pertinent</text:p>
            <text:p><text:span text:style-name="T1">Jusqu’à -1,5 pts s'il y a trop de "alt" manquants</text:span></text:p>
          </table:table-cell>
          <table:covered-table-cell table:number-columns-repeated="5"/>
          <table:table-cell/>
          <table:table-cell table:style-name="ce19"/>
          <table:table-cell table:number-columns-repeated="1016"/>
        </table:table-row>
        <table:table-row table:style-name="ro9">
          <table:table-cell office:value-type="string" calcext:value-type="string" table:number-columns-spanned="6" table:number-rows-spanned="1">
            <text:p>Autres (contrastes, polices, taille des textes…)</text:p>
          </table:table-cell>
          <table:covered-table-cell table:number-columns-repeated="5"/>
          <table:table-cell/>
          <table:table-cell table:style-name="ce19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8"/>
          <table:table-cell table:style-name="ce29" table:formula="of:=SUM([.G11:.G20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3:03:56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5-04-18T13:40:15.206000000</dc:date>
    <meta:editing-duration>PT17H24M11S</meta:editing-duration>
    <meta:editing-cycles>69</meta:editing-cycles>
    <meta:document-statistic meta:table-count="1" meta:cell-count="23" meta:object-count="0"/>
  </office:meta>
</office:document-meta>
</file>